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基隆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基隆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基隆市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8195" calcext:value-type="float">
            <text:p>58,195</text:p>
          </table:table-cell>
          <table:table-cell table:style-name="ce3" office:value-type="float" office:value="76079" calcext:value-type="float">
            <text:p>76,079</text:p>
          </table:table-cell>
          <table:table-cell table:style-name="ce3" office:value-type="float" office:value="84507" calcext:value-type="float">
            <text:p>84,507</text:p>
          </table:table-cell>
          <table:table-cell table:style-name="ce3" office:value-type="float" office:value="218781" calcext:value-type="float">
            <text:p>218,781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220365" calcext:value-type="float">
            <text:p>220,3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370" calcext:value-type="float">
            <text:p>220,370</text:p>
          </table:table-cell>
          <table:table-cell table:style-name="ce3" office:value-type="float" office:value="91837" calcext:value-type="float">
            <text:p>91,837</text:p>
          </table:table-cell>
          <table:table-cell table:style-name="ce3" office:value-type="float" office:value="312207" calcext:value-type="float">
            <text:p>312,207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8002" calcext:value-type="float">
            <text:p>8,002</text:p>
          </table:table-cell>
          <table:table-cell table:style-name="ce3" office:value-type="float" office:value="10241" calcext:value-type="float">
            <text:p>10,241</text:p>
          </table:table-cell>
          <table:table-cell table:style-name="ce3" office:value-type="float" office:value="11700" calcext:value-type="float">
            <text:p>11,700</text:p>
          </table:table-cell>
          <table:table-cell table:style-name="ce3" office:value-type="float" office:value="29943" calcext:value-type="float">
            <text:p>29,94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0178" calcext:value-type="float">
            <text:p>30,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80" calcext:value-type="float">
            <text:p>30,180</text:p>
          </table:table-cell>
          <table:table-cell table:style-name="ce3" office:value-type="float" office:value="14518" calcext:value-type="float">
            <text:p>14,518</text:p>
          </table:table-cell>
          <table:table-cell table:style-name="ce3" office:value-type="float" office:value="44698" calcext:value-type="float">
            <text:p>44,698</text:p>
          </table:table-cell>
          <table:table-cell table:style-name="ce4" office:value-type="string" calcext:value-type="string">
            <text:p>67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潭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77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砂子里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3669" calcext:value-type="float">
            <text:p>3,6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96" calcext:value-type="float">
            <text:p>3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6" calcext:value-type="float">
            <text:p>3,696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5781" calcext:value-type="float">
            <text:p>5,781</text:p>
          </table:table-cell>
          <table:table-cell table:style-name="ce4" office:value-type="string" calcext:value-type="string">
            <text:p>6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斗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6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砂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6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5058" calcext:value-type="float">
            <text:p>5,058</text:p>
          </table:table-cell>
          <table:table-cell table:style-name="ce4" office:value-type="string" calcext:value-type="string">
            <text:p>6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15" calcext:value-type="float">
            <text:p>4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5" calcext:value-type="float">
            <text:p>4,415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6354" calcext:value-type="float">
            <text:p>6,354</text:p>
          </table:table-cell>
          <table:table-cell table:style-name="ce4" office:value-type="string" calcext:value-type="string">
            <text:p>6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寮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66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592" calcext:value-type="float">
            <text:p>1,592</text:p>
          </table:table-cell>
          <table:table-cell table:style-name="ce4" office:value-type="string" calcext:value-type="string">
            <text:p>69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憲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6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濱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6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濱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69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882" calcext:value-type="float">
            <text:p>1,882</text:p>
          </table:table-cell>
          <table:table-cell table:style-name="ce4" office:value-type="string" calcext:value-type="string">
            <text:p>68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砂灣里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942" calcext:value-type="float">
            <text:p>1,942</text:p>
          </table:table-cell>
          <table:table-cell table:style-name="ce4" office:value-type="string" calcext:value-type="string">
            <text:p>67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真砂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砂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47" calcext:value-type="float">
            <text:p>2,147</text:p>
          </table:table-cell>
          <table:table-cell table:style-name="ce4" office:value-type="string" calcext:value-type="string">
            <text:p>70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砂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621" calcext:value-type="float">
            <text:p>1,621</text:p>
          </table:table-cell>
          <table:table-cell table:style-name="ce4" office:value-type="string" calcext:value-type="string">
            <text:p>5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入船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8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船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11" calcext:value-type="float">
            <text:p>1,111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船里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6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通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6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重里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0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69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75.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/>
          <table:table-cell table:style-name="ce3" office:value-type="float" office:value="8991" calcext:value-type="float">
            <text:p>8,991</text:p>
          </table:table-cell>
          <table:table-cell table:style-name="ce3" office:value-type="float" office:value="10482" calcext:value-type="float">
            <text:p>10,482</text:p>
          </table:table-cell>
          <table:table-cell table:style-name="ce3" office:value-type="float" office:value="13630" calcext:value-type="float">
            <text:p>13,630</text:p>
          </table:table-cell>
          <table:table-cell table:style-name="ce3" office:value-type="float" office:value="33103" calcext:value-type="float">
            <text:p>33,10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3313" calcext:value-type="float">
            <text:p>33,3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14" calcext:value-type="float">
            <text:p>33,314</text:p>
          </table:table-cell>
          <table:table-cell table:style-name="ce3" office:value-type="float" office:value="12970" calcext:value-type="float">
            <text:p>12,970</text:p>
          </table:table-cell>
          <table:table-cell table:style-name="ce3" office:value-type="float" office:value="46284" calcext:value-type="float">
            <text:p>46,284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8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昭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75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幸里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151" calcext:value-type="float">
            <text:p>2,151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58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智慧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智誠里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68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禮儀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禮東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7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綠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882" calcext:value-type="float">
            <text:p>1,882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974" calcext:value-type="float">
            <text:p>3,974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832" calcext:value-type="float">
            <text:p>1,832</text:p>
          </table:table-cell>
          <table:table-cell table:style-name="ce4" office:value-type="string" calcext:value-type="string">
            <text:p>71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362" calcext:value-type="float">
            <text:p>3,362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594" calcext:value-type="float">
            <text:p>2,594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賢里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382" calcext:value-type="float">
            <text:p>3,382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忠里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2133" calcext:value-type="float">
            <text:p>2,133</text:p>
          </table:table-cell>
          <table:table-cell table:style-name="ce3" office:value-type="float" office:value="5555" calcext:value-type="float">
            <text:p>5,5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83" calcext:value-type="float">
            <text:p>5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3" calcext:value-type="float">
            <text:p>5,583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7555" calcext:value-type="float">
            <text:p>7,555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701" calcext:value-type="float">
            <text:p>2,701</text:p>
          </table:table-cell>
          <table:table-cell table:style-name="ce4" office:value-type="string" calcext:value-type="string">
            <text:p>68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深里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3399" calcext:value-type="float">
            <text:p>3,39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4994" calcext:value-type="float">
            <text:p>4,994</text:p>
          </table:table-cell>
          <table:table-cell table:style-name="ce4" office:value-type="string" calcext:value-type="string">
            <text:p>68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岡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仁愛區</text:p>
          </table:table-cell>
          <table:table-cell table:style-name="ce2"/>
          <table:table-cell table:style-name="ce3" office:value-type="float" office:value="5745" calcext:value-type="float">
            <text:p>5,745</text:p>
          </table:table-cell>
          <table:table-cell table:style-name="ce3" office:value-type="float" office:value="9266" calcext:value-type="float">
            <text:p>9,266</text:p>
          </table:table-cell>
          <table:table-cell table:style-name="ce3" office:value-type="float" office:value="8954" calcext:value-type="float">
            <text:p>8,954</text:p>
          </table:table-cell>
          <table:table-cell table:style-name="ce3" office:value-type="float" office:value="23965" calcext:value-type="float">
            <text:p>23,96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4129" calcext:value-type="float">
            <text:p>24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29" calcext:value-type="float">
            <text:p>24,129</text:p>
          </table:table-cell>
          <table:table-cell table:style-name="ce3" office:value-type="float" office:value="9985" calcext:value-type="float">
            <text:p>9,985</text:p>
          </table:table-cell>
          <table:table-cell table:style-name="ce3" office:value-type="float" office:value="34114" calcext:value-type="float">
            <text:p>34,114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592" calcext:value-type="float">
            <text:p>1,592</text:p>
          </table:table-cell>
          <table:table-cell table:style-name="ce4" office:value-type="string" calcext:value-type="string">
            <text:p>67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崗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虹橋里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0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錦里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188" calcext:value-type="float">
            <text:p>2,188</text:p>
          </table:table-cell>
          <table:table-cell table:style-name="ce4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明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66" calcext:value-type="float">
            <text:p>1,666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勇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1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5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誠仁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421" calcext:value-type="float">
            <text:p>2,421</text:p>
          </table:table-cell>
          <table:table-cell table:style-name="ce4" office:value-type="string" calcext:value-type="string">
            <text:p>6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育仁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7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英仁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8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曲水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安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7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兆連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71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球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67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69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棟里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572" calcext:value-type="float">
            <text:p>2,572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462" calcext:value-type="float">
            <text:p>2,462</text:p>
          </table:table-cell>
          <table:table-cell table:style-name="ce4" office:value-type="string" calcext:value-type="string">
            <text:p>6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風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76.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/>
          <table:table-cell table:style-name="ce3" office:value-type="float" office:value="7356" calcext:value-type="float">
            <text:p>7,356</text:p>
          </table:table-cell>
          <table:table-cell table:style-name="ce3" office:value-type="float" office:value="9836" calcext:value-type="float">
            <text:p>9,836</text:p>
          </table:table-cell>
          <table:table-cell table:style-name="ce3" office:value-type="float" office:value="10473" calcext:value-type="float">
            <text:p>10,473</text:p>
          </table:table-cell>
          <table:table-cell table:style-name="ce3" office:value-type="float" office:value="27665" calcext:value-type="float">
            <text:p>27,66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7889" calcext:value-type="float">
            <text:p>27,8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890" calcext:value-type="float">
            <text:p>27,890</text:p>
          </table:table-cell>
          <table:table-cell table:style-name="ce3" office:value-type="float" office:value="12212" calcext:value-type="float">
            <text:p>12,212</text:p>
          </table:table-cell>
          <table:table-cell table:style-name="ce3" office:value-type="float" office:value="40102" calcext:value-type="float">
            <text:p>40,102</text:p>
          </table:table-cell>
          <table:table-cell table:style-name="ce4" office:value-type="string" calcext:value-type="string">
            <text:p>69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民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治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正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8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9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66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明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05" calcext:value-type="float">
            <text:p>1,605</text:p>
          </table:table-cell>
          <table:table-cell table:style-name="ce4" office:value-type="string" calcext:value-type="string">
            <text:p>69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20" calcext:value-type="float">
            <text:p>420</text:p>
          </table:table-cell>
          <table:table-cell table:style-name="ce4" office:value-type="string" calcext:value-type="string">
            <text:p>7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仙洞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67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6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5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715" calcext:value-type="float">
            <text:p>3,715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4454" calcext:value-type="float">
            <text:p>4,45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81" calcext:value-type="float">
            <text:p>4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1" calcext:value-type="float">
            <text:p>4,481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5978" calcext:value-type="float">
            <text:p>5,978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39" calcext:value-type="float">
            <text:p>3,6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40" calcext:value-type="float">
            <text:p>3,640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5297" calcext:value-type="float">
            <text:p>5,297</text:p>
          </table:table-cell>
          <table:table-cell table:style-name="ce4" office:value-type="string" calcext:value-type="string">
            <text:p>68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慶里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4137" calcext:value-type="float">
            <text:p>4,13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181" calcext:value-type="float">
            <text:p>4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1" calcext:value-type="float">
            <text:p>4,181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6313" calcext:value-type="float">
            <text:p>6,313</text:p>
          </table:table-cell>
          <table:table-cell table:style-name="ce4" office:value-type="string" calcext:value-type="string">
            <text:p>6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6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定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0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華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69.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安樂區</text:p>
          </table:table-cell>
          <table:table-cell table:style-name="ce2"/>
          <table:table-cell table:style-name="ce3" office:value-type="float" office:value="12886" calcext:value-type="float">
            <text:p>12,886</text:p>
          </table:table-cell>
          <table:table-cell table:style-name="ce3" office:value-type="float" office:value="17027" calcext:value-type="float">
            <text:p>17,027</text:p>
          </table:table-cell>
          <table:table-cell table:style-name="ce3" office:value-type="float" office:value="19140" calcext:value-type="float">
            <text:p>19,140</text:p>
          </table:table-cell>
          <table:table-cell table:style-name="ce3" office:value-type="float" office:value="49053" calcext:value-type="float">
            <text:p>49,05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9381" calcext:value-type="float">
            <text:p>49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81" calcext:value-type="float">
            <text:p>49,381</text:p>
          </table:table-cell>
          <table:table-cell table:style-name="ce3" office:value-type="float" office:value="19338" calcext:value-type="float">
            <text:p>19,338</text:p>
          </table:table-cell>
          <table:table-cell table:style-name="ce3" office:value-type="float" office:value="68719" calcext:value-type="float">
            <text:p>68,719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68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6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定國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定邦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4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仁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908" calcext:value-type="float">
            <text:p>1,908</text:p>
          </table:table-cell>
          <table:table-cell table:style-name="ce4" office:value-type="string" calcext:value-type="string">
            <text:p>6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792" calcext:value-type="float">
            <text:p>1,792</text:p>
          </table:table-cell>
          <table:table-cell table:style-name="ce4" office:value-type="string" calcext:value-type="string">
            <text:p>68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一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005" calcext:value-type="float">
            <text:p>3,005</text:p>
          </table:table-cell>
          <table:table-cell table:style-name="ce4" office:value-type="string" calcext:value-type="string">
            <text:p>69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313" calcext:value-type="float">
            <text:p>2,313</text:p>
          </table:table-cell>
          <table:table-cell table:style-name="ce4" office:value-type="string" calcext:value-type="string">
            <text:p>70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壯觀里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3201" calcext:value-type="float">
            <text:p>3,2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4254" calcext:value-type="float">
            <text:p>4,254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3448" calcext:value-type="float">
            <text:p>3,44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466" calcext:value-type="float">
            <text:p>4,466</text:p>
          </table:table-cell>
          <table:table-cell table:style-name="ce4" office:value-type="string" calcext:value-type="string">
            <text:p>77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249" calcext:value-type="float">
            <text:p>3,249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738" calcext:value-type="float">
            <text:p>3,738</text:p>
          </table:table-cell>
          <table:table-cell table:style-name="ce4" office:value-type="string" calcext:value-type="string">
            <text:p>73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賢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276" calcext:value-type="float">
            <text:p>2,276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236" calcext:value-type="float">
            <text:p>3,236</text:p>
          </table:table-cell>
          <table:table-cell table:style-name="ce4" office:value-type="string" calcext:value-type="string">
            <text:p>77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鶯歌里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638" calcext:value-type="float">
            <text:p>2,638</text:p>
          </table:table-cell>
          <table:table-cell table:style-name="ce4" office:value-type="string" calcext:value-type="string">
            <text:p>6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鶯安里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3796" calcext:value-type="float">
            <text:p>3,79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5079" calcext:value-type="float">
            <text:p>5,079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寮里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3146" calcext:value-type="float">
            <text:p>3,14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73" calcext:value-type="float">
            <text:p>3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3" calcext:value-type="float">
            <text:p>3,173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4576" calcext:value-type="float">
            <text:p>4,576</text:p>
          </table:table-cell>
          <table:table-cell table:style-name="ce4" office:value-type="string" calcext:value-type="string">
            <text:p>6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寮里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3829" calcext:value-type="float">
            <text:p>3,829</text:p>
          </table:table-cell>
          <table:table-cell table:style-name="ce4" office:value-type="string" calcext:value-type="string">
            <text:p>68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2800" calcext:value-type="float">
            <text:p>2,8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3959" calcext:value-type="float">
            <text:p>3,959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崙里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3554" calcext:value-type="float">
            <text:p>3,5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71" calcext:value-type="float">
            <text:p>3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1" calcext:value-type="float">
            <text:p>3,571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833" calcext:value-type="float">
            <text:p>4,833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69" calcext:value-type="float">
            <text:p>1,669</text:p>
          </table:table-cell>
          <table:table-cell table:style-name="ce4" office:value-type="string" calcext:value-type="string">
            <text:p>71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寮里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3753" calcext:value-type="float">
            <text:p>3,7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5392" calcext:value-type="float">
            <text:p>5,392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暖暖區</text:p>
          </table:table-cell>
          <table:table-cell table:style-name="ce2"/>
          <table:table-cell table:style-name="ce3" office:value-type="float" office:value="6583" calcext:value-type="float">
            <text:p>6,583</text:p>
          </table:table-cell>
          <table:table-cell table:style-name="ce3" office:value-type="float" office:value="7673" calcext:value-type="float">
            <text:p>7,673</text:p>
          </table:table-cell>
          <table:table-cell table:style-name="ce3" office:value-type="float" office:value="9033" calcext:value-type="float">
            <text:p>9,033</text:p>
          </table:table-cell>
          <table:table-cell table:style-name="ce3" office:value-type="float" office:value="23289" calcext:value-type="float">
            <text:p>23,28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3462" calcext:value-type="float">
            <text:p>23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62" calcext:value-type="float">
            <text:p>23,462</text:p>
          </table:table-cell>
          <table:table-cell table:style-name="ce3" office:value-type="float" office:value="9568" calcext:value-type="float">
            <text:p>9,568</text:p>
          </table:table-cell>
          <table:table-cell table:style-name="ce3" office:value-type="float" office:value="33030" calcext:value-type="float">
            <text:p>33,030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西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6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中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69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堵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7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南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6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549" calcext:value-type="float">
            <text:p>3,549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暖暖里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17" calcext:value-type="float">
            <text:p>2,517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暖同里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500" calcext:value-type="float">
            <text:p>2,500</text:p>
          </table:table-cell>
          <table:table-cell table:style-name="ce4" office:value-type="string" calcext:value-type="string">
            <text:p>66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暖東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暖西里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3391" calcext:value-type="float">
            <text:p>3,39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21" calcext:value-type="float">
            <text:p>3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1" calcext:value-type="float">
            <text:p>3,421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721" calcext:value-type="float">
            <text:p>4,721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碇內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551" calcext:value-type="float">
            <text:p>2,551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碇和里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977" calcext:value-type="float">
            <text:p>2,977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碇祥里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4119" calcext:value-type="float">
            <text:p>4,1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45" calcext:value-type="float">
            <text:p>4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5" calcext:value-type="float">
            <text:p>4,145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5959" calcext:value-type="float">
            <text:p>5,959</text:p>
          </table:table-cell>
          <table:table-cell table:style-name="ce4" office:value-type="string" calcext:value-type="string">
            <text:p>69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碇安里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807" calcext:value-type="float">
            <text:p>4,807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七堵區</text:p>
          </table:table-cell>
          <table:table-cell table:style-name="ce2"/>
          <table:table-cell table:style-name="ce3" office:value-type="float" office:value="8632" calcext:value-type="float">
            <text:p>8,632</text:p>
          </table:table-cell>
          <table:table-cell table:style-name="ce3" office:value-type="float" office:value="11554" calcext:value-type="float">
            <text:p>11,554</text:p>
          </table:table-cell>
          <table:table-cell table:style-name="ce3" office:value-type="float" office:value="11577" calcext:value-type="float">
            <text:p>11,577</text:p>
          </table:table-cell>
          <table:table-cell table:style-name="ce3" office:value-type="float" office:value="31763" calcext:value-type="float">
            <text:p>31,76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2013" calcext:value-type="float">
            <text:p>32,0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014" calcext:value-type="float">
            <text:p>32,014</text:p>
          </table:table-cell>
          <table:table-cell table:style-name="ce3" office:value-type="float" office:value="13246" calcext:value-type="float">
            <text:p>13,246</text:p>
          </table:table-cell>
          <table:table-cell table:style-name="ce3" office:value-type="float" office:value="45260" calcext:value-type="float">
            <text:p>45,260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648" calcext:value-type="float">
            <text:p>3,648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光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500" calcext:value-type="float">
            <text:p>2,500</text:p>
          </table:table-cell>
          <table:table-cell table:style-name="ce4" office:value-type="string" calcext:value-type="string">
            <text:p>67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明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821" calcext:value-type="float">
            <text:p>1,821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306" calcext:value-type="float">
            <text:p>3,306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825" calcext:value-type="float">
            <text:p>1,825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052" calcext:value-type="float">
            <text:p>2,052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29" calcext:value-type="float">
            <text:p>1,429</text:p>
          </table:table-cell>
          <table:table-cell table:style-name="ce4" office:value-type="string" calcext:value-type="string">
            <text:p>6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21" calcext:value-type="float">
            <text:p>3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1" calcext:value-type="float">
            <text:p>3,021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4317" calcext:value-type="float">
            <text:p>4,317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堵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08" calcext:value-type="float">
            <text:p>2,208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堵南里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003" calcext:value-type="float">
            <text:p>2,003</text:p>
          </table:table-cell>
          <table:table-cell table:style-name="ce4" office:value-type="string" calcext:value-type="string">
            <text:p>67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489" calcext:value-type="float">
            <text:p>2,489</text:p>
          </table:table-cell>
          <table:table-cell table:style-name="ce4" office:value-type="string" calcext:value-type="string">
            <text:p>6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堵北里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539" calcext:value-type="float">
            <text:p>3,539</text:p>
          </table:table-cell>
          <table:table-cell table:style-name="ce4" office:value-type="string" calcext:value-type="string">
            <text:p>7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4220" calcext:value-type="float">
            <text:p>4,2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45" calcext:value-type="float">
            <text:p>4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5" calcext:value-type="float">
            <text:p>4,245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5991" calcext:value-type="float">
            <text:p>5,991</text:p>
          </table:table-cell>
          <table:table-cell table:style-name="ce4" office:value-type="string" calcext:value-type="string">
            <text:p>70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600" calcext:value-type="float">
            <text:p>3,600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瑪南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67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瑪東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7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瑪西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69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友一里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958" calcext:value-type="float">
            <text:p>1,958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友二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基隆市" style:display-name="PageStyle_基隆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1995" meta:object-count="0"/>
  </office:meta>
</office:document-meta>
</file>